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polygon draw:style-name="gr1" draw:text-style-name="P1" draw:layer="layout" svg:width="14.999cm" svg:height="14.999cm" svg:x="3cm" svg:y="6.5cm" svg:viewBox="0 0 15000 15000" draw:points="0,0 0,15000 15000,15000 15000,7500 7500,7500 7500,0 7000,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3-21T09:36:40</meta:creation-date>
    <dc:date>2011-03-21T09:37:46</dc:date>
    <meta:editing-duration>PT00H01M07S</meta:editing-duration>
    <meta:editing-cycles>1</meta:editing-cycles>
    <meta:document-statistic meta:object-count="1"/>
    <meta:generator>OpenOffice.org/3.2$Linux OpenOffice.org_project/320m19$Build-9505</meta:generator>
  </office:meta>
</office:document-meta>
</file>